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74cm" style:rel-column-width="13007*"/>
    </style:style>
    <style:style style:name="Table1.B" style:family="table-column">
      <style:table-column-properties style:column-width="13.626cm" style:rel-column-width="525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評価を送信する</text:p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学生はIDを登録している。</text:p>
            <text:p text:style-name="Table_20_Contents">3. 学生のログインが終了している。</text:p>
            <text:p text:style-name="Table_20_Contents">4. 学生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 アクターが、任意の研究室ページのURLにアクセスする。</text:p>
            <text:p text:style-name="Table_20_Contents">2. システムが該当する研究室ページを表示する。</text:p>
            <text:p text:style-name="Table_20_Contents">3. アクターが「review」クラスの5ツ星をクリックし、評価する。</text:p>
            <text:p text:style-name="Table_20_Contents">4. アクターが「submit」ボタンを押下する。</text:p>
            <text:p text:style-name="Table_20_Contents">5. システムは「評価が完了しました」と表示する。</text:p>
            <text:p text:style-name="Table_20_Contents">6. システムが、表示数秒後、評価が更新された研究室ページを表示す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1. 研究室ページが表示されている。</text:p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1. 研究室ページ</text:p>
            <text:p text:style-name="Table_20_Contents">　　○　研究室の名前を表示する。</text:p>
            <text:p text:style-name="Table_20_Contents">　　○　研究室に登録された情報を表示する。</text:p>
            <text:p text:style-name="Table_20_Contents">　　○　研究室の評価の平均を表示する。</text:p>
            <text:p text:style-name="Table_20_Contents">　　○　reviewクラスの五ツ星を表示する。</text:p>
            <text:p text:style-name="Table_20_Contents">　　○　submitボタンを表示する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9T22:11:44.870156000</meta:creation-date>
    <dc:date>2014-12-01T01:14:32</dc:date>
    <meta:editing-duration>PT04H17M40S</meta:editing-duration>
    <meta:editing-cycles>8</meta:editing-cycles>
    <meta:generator>OpenOffice.org/3.2$Unix OpenOffice.org_project/320m18$Build-9502</meta:generator>
    <meta:document-statistic meta:table-count="1" meta:image-count="0" meta:object-count="0" meta:page-count="1" meta:paragraph-count="25" meta:word-count="182" meta:character-count="415"/>
  </office:meta>
</office:document-meta>
</file>